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98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style:font-size-asian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725cm" svg:x="5.08cm" svg:y="2.54cm">
          <draw:text-box>
            <text:p text:style-name="P2"><text:span text:style-name="T1">http/1.1</text:span></text:p>
          </draw:text-box>
        </draw:frame>
        <draw:frame draw:style-name="gr4" draw:text-style-name="P3" draw:layer="layout" svg:width="2.794cm" svg:height="0.725cm" svg:x="12.78cm" svg:y="2.515cm">
          <draw:text-box>
            <text:p text:style-name="P2"><text:span text:style-name="T1">http/1.1</text:span></text:p>
          </draw:text-box>
        </draw:frame>
        <draw:frame draw:style-name="gr4" draw:text-style-name="P3" draw:layer="layout" svg:width="2.794cm" svg:height="1.199cm" svg:x="20.066cm" svg:y="2.24cm">
          <draw:text-box>
            <text:p text:style-name="P2"><text:span text:style-name="T1">ajp or</text:span></text:p>
            <text:p text:style-name="P2"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or</text:p>
          <text:p text:style-name="P1">Jett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726cm" svg:y1="3.302cm" svg:x2="7.774cm" svg:y2="3.265cm">
          <text:p/>
        </draw:line>
        <draw:line draw:style-name="gr5" draw:text-style-name="P1" draw:layer="layout" svg:x1="12.226cm" svg:y1="3.303cm" svg:x2="15.274cm" svg:y2="3.266cm">
          <text:p/>
        </draw:line>
        <draw:line draw:style-name="gr5" draw:text-style-name="P1" draw:layer="layout" svg:x1="19.826cm" svg:y1="3.303cm" svg:x2="22.874cm" svg:y2="3.266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5" draw:layer="layout" svg:width="4.572cm" svg:height="3.048cm" svg:x="7.62cm" svg:y="1.604cm">
          <text:p text:style-name="P5">?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826cm" svg:height="3.048cm" svg:x="22.452cm" svg:y="1.578cm">
          <text:p text:style-name="P5">Backend</text:p>
          <text:p text:style-name="P5">App Server</text:p>
          <text:p text:style-name="P5">(Tomcat or<text:line-break/>Jetty)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826cm" svg:height="3.048cm" svg:x="15.24cm" svg:y="1.604cm">
          <text:p text:style-name="P5">?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3.048cm" svg:x="1.462cm" svg:y="1.604cm">
          <text:p text:style-name="P6">사용자</text:p>
          <text:p text:style-name="P6">브라우저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794cm" svg:height="0.725cm" svg:x="5.08cm" svg:y="2.54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0.725cm" svg:x="20.466cm" svg:y="2.64cm">
          <draw:text-box>
            <text:p text:style-name="P2"><text:span text:style-name="T1">h2c</text:span></text:p>
          </draw:text-box>
        </draw:frame>
        <draw:line draw:style-name="gr5" draw:text-style-name="P1" draw:layer="layout" svg:x1="4.726cm" svg:y1="3.302cm" svg:x2="7.774cm" svg:y2="3.265cm">
          <text:p/>
        </draw:line>
        <draw:line draw:style-name="gr5" draw:text-style-name="P1" draw:layer="layout" svg:x1="12.226cm" svg:y1="3.303cm" svg:x2="15.274cm" svg:y2="3.266cm">
          <text:p/>
        </draw:line>
        <draw:line draw:style-name="gr5" draw:text-style-name="P1" draw:layer="layout" svg:x1="19.826cm" svg:y1="3.303cm" svg:x2="22.874cm" svg:y2="3.266cm">
          <text:p/>
        </draw:lin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725cm" svg:x="5.08cm" svg:y="2.54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0.725cm" svg:x="12.78cm" svg:y="2.515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1.199cm" svg:x="20.066cm" svg:y="2.24cm">
          <draw:text-box>
            <text:p text:style-name="P2"><text:span text:style-name="T1"/></text:p>
            <text:p text:style-name="P2"><text:span text:style-name="T1">http/1.1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 or</text:p>
          <text:p text:style-name="P1">Jett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726cm" svg:y1="3.302cm" svg:x2="7.774cm" svg:y2="3.265cm">
          <text:p/>
        </draw:line>
        <draw:line draw:style-name="gr5" draw:text-style-name="P1" draw:layer="layout" svg:x1="12.226cm" svg:y1="3.303cm" svg:x2="15.274cm" svg:y2="3.266cm">
          <text:p/>
        </draw:line>
        <draw:line draw:style-name="gr5" draw:text-style-name="P1" draw:layer="layout" svg:x1="19.826cm" svg:y1="3.303cm" svg:x2="22.874cm" svg:y2="3.266cm">
          <text:p/>
        </draw:lin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7.62cm" svg:y="1.604cm">
          <text:p text:style-name="P1">Load Balancer</text:p>
          <text:p text:style-name="P1">(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L4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Nginx or<text:line-break/>Apache Httpd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725cm" svg:x="5.08cm" svg:y="2.54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0.725cm" svg:x="12.78cm" svg:y="2.515cm">
          <draw:text-box>
            <text:p text:style-name="P2"><text:span text:style-name="T1">http/1.1</text:span></text:p>
          </draw:text-box>
        </draw:frame>
        <draw:frame draw:style-name="gr4" draw:text-style-name="P3" draw:layer="layout" svg:width="2.794cm" svg:height="0.725cm" svg:x="20.666cm" svg:y="2.54cm">
          <draw:text-box>
            <text:p text:style-name="P2"><text:span text:style-name="T1">ajp</text:span></text:p>
          </draw:text-box>
        </draw:fram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15.24cm" svg:y="1.604cm">
          <text:p text:style-name="P1">Front</text:p>
          <text:p text:style-name="P1">Web Server</text:p>
          <text:p text:style-name="P1">(Apache Httpd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726cm" svg:y1="3.302cm" svg:x2="7.774cm" svg:y2="3.265cm">
          <text:p/>
        </draw:line>
        <draw:line draw:style-name="gr5" draw:text-style-name="P1" draw:layer="layout" svg:x1="12.226cm" svg:y1="3.303cm" svg:x2="15.274cm" svg:y2="3.266cm">
          <text:p/>
        </draw:line>
        <draw:line draw:style-name="gr5" draw:text-style-name="P1" draw:layer="layout" svg:x1="19.826cm" svg:y1="3.303cm" svg:x2="22.874cm" svg:y2="3.266cm">
          <text:p/>
        </draw:lin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HA Prox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725cm" svg:x="6.604cm" svg:y="2.577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0.725cm" svg:x="17.526cm" svg:y="2.577cm">
          <draw:text-box>
            <text:p text:style-name="P2"><text:span text:style-name="T1">h2c</text:span></text:p>
          </draw:text-box>
        </draw:frame>
        <draw:line draw:style-name="gr5" draw:text-style-name="P1" draw:layer="layout" svg:x1="4.726cm" svg:y1="3.302cm" svg:x2="10.968cm" svg:y2="3.302cm">
          <text:p/>
        </draw:line>
        <draw:line draw:style-name="gr5" draw:text-style-name="P1" draw:layer="layout" svg:x1="15.748cm" svg:y1="3.339cm" svg:x2="22.452cm" svg:y2="3.302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572cm" svg:height="3.048cm" svg:x="10.968cm" svg:y="1.524cm">
          <text:p text:style-name="P1">Load Balancer</text:p>
          <text:p text:style-name="P1">(L4 switch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3.048cm" svg:x="22.452cm" svg:y="1.578cm">
          <text:p text:style-name="P1">Backend</text:p>
          <text:p text:style-name="P1">App Server</text:p>
          <text:p text:style-name="P1">(Tomca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02cm" svg:height="3.048cm" svg:x="1.462cm" svg:y="1.604cm">
          <text:p text:style-name="P1">사용자</text:p>
          <text:p text:style-name="P1">브라우저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725cm" svg:x="6.604cm" svg:y="2.577cm">
          <draw:text-box>
            <text:p text:style-name="P2"><text:span text:style-name="T1">h2</text:span></text:p>
          </draw:text-box>
        </draw:frame>
        <draw:frame draw:style-name="gr4" draw:text-style-name="P3" draw:layer="layout" svg:width="2.794cm" svg:height="0.725cm" svg:x="17.526cm" svg:y="2.577cm">
          <draw:text-box>
            <text:p text:style-name="P2"><text:span text:style-name="T1">h2</text:span></text:p>
          </draw:text-box>
        </draw:frame>
        <draw:line draw:style-name="gr5" draw:text-style-name="P1" draw:layer="layout" svg:x1="4.726cm" svg:y1="3.302cm" svg:x2="10.968cm" svg:y2="3.302cm">
          <text:p/>
        </draw:line>
        <draw:line draw:style-name="gr5" draw:text-style-name="P1" draw:layer="layout" svg:x1="15.748cm" svg:y1="3.339cm" svg:x2="22.452cm" svg:y2="3.302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="Arrow" draw:marker-start-width="0.051cm" draw:marker-end="Arrow" draw:marker-end-width="0.05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08:08:25.869713915</meta:creation-date>
    <dc:date>2017-11-26T10:27:39.914328196</dc:date>
    <meta:editing-duration>PT2H19M6S</meta:editing-duration>
    <meta:editing-cycles>14</meta:editing-cycles>
    <meta:generator>LibreOffice/5.1.6.2$Linux_X86_64 LibreOffice_project/10m0$Build-2</meta:generator>
    <meta:document-statistic meta:object-count="92"/>
  </office:meta>
</office:document-meta>
</file>